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29000001CE57500BC708C2BE7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0.766cm" fo:min-width="0.643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2.805cm" svg:height="10.699cm" svg:x="1.242cm" svg:y="1.009cm">
          <draw:image xlink:href="Pictures/1000020100000229000001CE57500BC708C2BE7B.png" xlink:type="simple" xlink:show="embed" xlink:actuate="onLoad" loext:mime-type="image/png">
            <text:p/>
          </draw:image>
        </draw:frame>
        <draw:custom-shape draw:style-name="gr2" draw:text-style-name="P2" draw:layer="layout" svg:width="1.143cm" svg:height="1.016cm" svg:x="13.446cm" svg:y="11.28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5.24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ollin </meta:initial-creator>
    <meta:creation-date>2023-03-08T10:49:03.028461926</meta:creation-date>
    <dc:date>2023-03-08T10:51:13.514274944</dc:date>
    <dc:creator>Collin </dc:creator>
    <meta:editing-duration>PT2M10S</meta:editing-duration>
    <meta:editing-cycles>2</meta:editing-cycles>
    <meta:generator>LibreOffice/6.4.7.2$Linux_X86_64 LibreOffice_project/40$Build-2</meta:generator>
    <meta:document-statistic meta:object-count="2"/>
  </office:meta>
</office:document-meta>
</file>